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Subtítulo" style:family="paragraph">
      <style:text-properties fo:font-size="14pt" style:font-size-asian="14pt" style:font-size-complex="14pt" fo:language="es" fo:country="ES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font-style="italic" style:font-style-asian="italic" style:font-style-complex="italic"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Hipervínculo" style:family="text">
      <style:text-properties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Subtítulo" style:family="paragraph">
      <style:text-properties fo:font-size="14pt" style:font-size-asian="14pt" style:font-size-complex="14pt" fo:language="es" fo:country="ES"/>
    </style:style>
    <style:style style:name="P11" style:parent-style-name="Normal" style:family="paragraph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Párrafodelista" style:list-style-name="LFO1" style:family="paragraph">
      <style:paragraph-properties fo:text-align="justify"/>
      <style:text-properties fo:language="es" fo:country="ES"/>
    </style:style>
    <style:style style:name="P14" style:parent-style-name="Párrafodelista" style:family="paragraph">
      <style:paragraph-properties fo:text-align="justify"/>
      <style:text-properties fo:language="es" fo:country="ES"/>
    </style:style>
    <style:style style:name="P15" style:parent-style-name="Párrafodelista" style:list-style-name="LFO1" style:family="paragraph">
      <style:text-properties fo:language="es" fo:country="ES"/>
    </style:style>
    <style:style style:name="P16" style:parent-style-name="Párrafodelista" style:family="paragraph">
      <style:text-properties fo:language="es" fo:country="ES"/>
    </style:style>
    <style:style style:name="P17" style:parent-style-name="Párrafodelista" style:list-style-name="LFO1" style:family="paragraph"/>
    <style:style style:name="T18" style:parent-style-name="Fuentedepárrafopredeter." style:family="text">
      <style:text-properties fo:language="es" fo:country="ES"/>
    </style:style>
    <style:style style:name="P19" style:parent-style-name="Subtítulo" style:family="paragraph">
      <style:text-properties fo:font-size="14pt" style:font-size-asian="14pt" style:font-size-complex="14pt" fo:language="es" fo:country="ES"/>
    </style:style>
    <style:style style:name="T20" style:parent-style-name="Fuentedepárrafopredeter." style:family="text">
      <style:text-properties fo:font-size="12pt" style:font-size-asian="12pt" style:font-size-complex="12pt" fo:language="es" fo:country="ES"/>
    </style:style>
    <style:style style:name="T21" style:parent-style-name="Fuentedepárrafopredeter." style:family="text">
      <style:text-properties fo:language="es" fo:country="ES"/>
    </style:style>
    <style:style style:name="P22" style:parent-style-name="Normal" style:family="paragraph">
      <style:paragraph-properties fo:text-align="justify"/>
      <style:text-properties fo:language="es" fo:country="ES"/>
    </style:style>
    <style:style style:name="P23" style:parent-style-name="Normal" style:family="paragraph">
      <style:paragraph-properties fo:text-align="justify"/>
      <style:text-properties fo:language="es" fo:country="ES"/>
    </style:style>
    <style:style style:name="P24" style:parent-style-name="Párrafodelista" style:list-style-name="LFO2" style:family="paragraph">
      <style:paragraph-properties fo:text-align="justify"/>
      <style:text-properties fo:language="es" fo:country="ES"/>
    </style:style>
    <style:style style:name="P25" style:parent-style-name="Párrafodelista" style:list-style-name="LFO2" style:family="paragraph">
      <style:paragraph-properties fo:text-align="justify"/>
      <style:text-properties fo:language="es" fo:country="ES"/>
    </style:style>
    <style:style style:name="P26" style:parent-style-name="Párrafodelista" style:list-style-name="LFO2" style:family="paragraph">
      <style:paragraph-properties fo:text-align="justify"/>
      <style:text-properties fo:language="es" fo:country="ES"/>
    </style:style>
    <style:style style:name="P27" style:parent-style-name="Párrafodelista" style:list-style-name="LFO2" style:family="paragraph">
      <style:paragraph-properties fo:text-align="justify"/>
      <style:text-properties fo:language="es" fo:country="ES"/>
    </style:style>
    <style:style style:name="P28" style:parent-style-name="Párrafodelista" style:list-style-name="LFO2" style:family="paragraph">
      <style:paragraph-properties fo:text-align="justify"/>
      <style:text-properties fo:language="es" fo:country="ES"/>
    </style:style>
    <style:style style:name="P29" style:parent-style-name="Normal" style:family="paragraph">
      <style:text-properties fo:language="es" fo:country="ES"/>
    </style:style>
    <style:style style:name="P30" style:parent-style-name="Normal" style:family="paragraph">
      <style:text-properties fo:language="es" fo:country="ES"/>
    </style:style>
    <style:style style:name="P31" style:parent-style-name="Subtítulo" style:family="paragraph">
      <style:text-properties fo:font-size="14pt" style:font-size-asian="14pt" style:font-size-complex="14pt" fo:language="es" fo:country="ES"/>
    </style:style>
    <style:style style:name="P32" style:parent-style-name="Subtítulo" style:family="paragraph">
      <style:text-properties fo:font-size="12pt" style:font-size-asian="12pt" style:font-size-complex="12pt" fo:language="es" fo:country="ES"/>
    </style:style>
    <style:style style:name="P33" style:parent-style-name="Normal" style:family="paragraph">
      <style:text-properties fo:language="es" fo:country="ES"/>
    </style:style>
    <style:style style:name="T34" style:parent-style-name="Fuentedepárrafopredeter." style:family="text">
      <style:text-properties fo:font-size="12pt" style:font-size-asian="12pt" style:font-size-complex="12pt" fo:language="es" fo:country="ES"/>
    </style:style>
    <style:style style:name="T35" style:parent-style-name="Fuentedepárrafopredeter." style:family="text">
      <style:text-properties fo:language="es" fo:country="ES"/>
    </style:style>
    <style:style style:name="P36" style:parent-style-name="Normal" style:family="paragraph">
      <style:text-properties fo:language="es" fo:country="ES"/>
    </style:style>
    <style:style style:name="P37" style:parent-style-name="Subtítulo" style:family="paragraph">
      <style:text-properties fo:font-size="14pt" style:font-size-asian="14pt" style:font-size-complex="14pt" fo:language="es" fo:country="ES"/>
    </style:style>
    <style:style style:name="P38" style:parent-style-name="Normal" style:family="paragraph">
      <style:paragraph-properties fo:text-align="justify"/>
      <style:text-properties fo:language="es" fo:country="ES"/>
    </style:style>
    <style:style style:name="P39" style:parent-style-name="Párrafodelista" style:list-style-name="LFO4" style:family="paragraph">
      <style:paragraph-properties fo:text-align="justify"/>
      <style:text-properties fo:language="es" fo:country="ES"/>
    </style:style>
    <style:style style:name="P40" style:parent-style-name="Normal" style:family="paragraph">
      <style:text-properties fo:language="es" fo:country="ES"/>
    </style:style>
    <style:style style:name="P41" style:parent-style-name="Subtítulo" style:family="paragraph">
      <style:text-properties fo:font-size="14pt" style:font-size-asian="14pt" style:font-size-complex="14pt" fo:language="es" fo:country="ES"/>
    </style:style>
    <style:style style:name="P42" style:parent-style-name="Normal" style:family="paragraph">
      <style:text-properties fo:language="es" fo:country="ES"/>
    </style:style>
  </office:automatic-styles>
  <office:body>
    <office:text text:use-soft-page-breaks="true">
      <text:p text:style-name="P1">Defensa y redención de los tiburones.</text:p>
      <text:p text:style-name="P2"/>
      <text:p text:style-name="P3">Introducción.</text:p>
      <text:p text:style-name="Normal"><text:span text:style-name="T4">Este proyecto se encuentra dentro de una serie de proyectos realizados dentro de un Boocamp por la escuela<text:s/></text:span><text:span text:style-name="T5">Ironhack</text:span><text:span text:style-name="T6">.</text:span></text:p>
      <text:p text:style-name="Normal"><text:span text:style-name="T7">La información ha sido obtenida de la web:<text:s/></text:span><text:a xlink:href="https://www.sharkattackfile.net/" office:target-frame-name="_top" xlink:show="replace"><text:span text:style-name="T8">https://www.sharkattackfile.net/</text:span></text:a></text:p>
      <text:p text:style-name="P9"/>
      <text:p text:style-name="P10">Objetivo del análisis.</text:p>
      <text:p text:style-name="P11">Previamente a iniciar el análisis de estos datos se han creado una serie de hipótesis que creo que se pueden resolver apoyándonos en los datos que nos ofrece esta web y contrastando información con otras webs.</text:p>
      <text:p text:style-name="P12">Estas hipótesis son:</text:p>
      <text:list text:style-name="LFO1" text:continue-numbering="true">
        <text:list-item>
          <text:p text:style-name="P13">El número de encuentros ha ido en aumento gracias a las posibilidades de la documentación y de la merma de los ecosistemas y las fuentes de alimentos propia.</text:p>
        </text:list-item>
      </text:list>
      <text:p text:style-name="P14"/>
      <text:list text:style-name="LFO1" text:continue-numbering="true">
        <text:list-item>
          <text:p text:style-name="P15">Los enfrentamientos son mayoritariamente daños leves ya que los tiburones que de verdad causan la muerte son una pequeña muestra.</text:p>
        </text:list-item>
      </text:list>
      <text:p text:style-name="P16"/>
      <text:list text:style-name="LFO1" text:continue-numbering="true">
        <text:list-item>
          <text:p text:style-name="P17"><text:span text:style-name="T18">Se puede crear un perfil tanto del atacante como del perjudicado. Lo cual nos ayudaría tanto a realizar campañas de prevención para evitar daños humanos como medidas para alejar a dicho perfil de tiburón de zonas concretas.<text:s/></text:span></text:p>
        </text:list-item>
      </text:list>
      <text:p text:style-name="P19">Análisis de datos.</text:p>
      <text:p text:style-name="Subtítulo"><text:span text:style-name="T20">Limpieza</text:span><text:span text:style-name="T21"><text:s/>y preparación de datos.</text:span></text:p>
      <text:p text:style-name="P22">No ha sido un trabajo sencillo, ya que para ellos se han revisado las columnas para homogenizar gran parte del contenido y así sea más fácil llegar a las conclusiones deseadas.</text:p>
      <text:p text:style-name="P23">Ahora enunciaré cada uno de los cambios que se han realizado según el contenido de la tabla:</text:p>
      <text:list text:style-name="LFO2" text:continue-numbering="true">
        <text:list-item>
          <text:p text:style-name="P24">Sexo: se han dejado únicamente dos sexos y se han dejado en blanco aquellos de los que no se tiene más información.</text:p>
        </text:list-item>
        <text:list-item>
          <text:p text:style-name="P25">Daños: unificación según si ha terminado en una muerte, mordiscos, daños materiales, laceraciones, daños mayores, post mortem, etc. Esto nos permite saber el tipo de interacción.<text:s/></text:p>
        </text:list-item>
        <text:list-item>
          <text:p text:style-name="P26">Especie: se han unificado el contenido de esta tabla dejando a un lado las dimensiones del tiburón ya que lo importante es el tipo y no su contenido.</text:p>
        </text:list-item>
        <text:list-item>
          <text:p text:style-name="P27">Actividad: homogenización de las actividades.</text:p>
        </text:list-item>
        <text:list-item>
          <text:p text:style-name="P28">Países: se han encontrado países con diferentes grafías o formas de nombrarlos, por lo que se ha tendido a unificarlos.</text:p>
        </text:list-item>
      </text:list>
      <text:p text:style-name="P29"/>
      <text:p text:style-name="P30"/>
      <text:p text:style-name="P31">Presentación de los datos.</text:p>
      <text:p text:style-name="P32">Información independiente</text:p>
      <text:p text:style-name="P33"/>
      <text:p text:style-name="Subtítulo"><text:span text:style-name="T34">Información correlacionada</text:span><text:span text:style-name="T35">.</text:span></text:p>
      <text:p text:style-name="P36"/>
      <text:p text:style-name="P37">Conclusión</text:p>
      <text:p text:style-name="P38">El fin de este proyecto me ha llevado a dos tipos de conclusiones: las que han surgido a raíz de trabajo previo que se ha llevado al análisis propio de los datos y las conclusiones, más vinculadas con las hipótesis.</text:p>
      <text:list text:style-name="LFO4" text:continue-numbering="true">
        <text:list-item>
          <text:p text:style-name="P39">Conclusiones previas:<text:s/>están relacionadas a la forma en la que se trabaja la realización de esta base de datos. No existe un protocolo a seguir a la hora de completar cierto tipo de información. Además encontramos columnas que a simple vista no aportan gran cosa y por otro lado se podría añadir una columna más que haga referencia a la masa de agua en la que se desarrolló el encuentro ya que nos ayudaría a entender mejor el movimiento de una especie u obtener una idea mejor del emplazamiento de ciertas especies.</text:p>
        </text:list-item>
      </text:list>
      <text:p text:style-name="P40"/>
      <text:p text:style-name="P41">Bibliografía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-asian="Times New Roman" fo:color="#5A5A5A" fo:letter-spacing="0.010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íctor Gutiérrez Gamero</meta:initial-creator>
    <dc:creator>Víctor Gutiérrez Gamero</dc:creator>
    <meta:creation-date>2024-01-31T19:04:00Z</meta:creation-date>
    <dc:date>2024-01-31T20:30:00Z</dc:date>
    <meta:template xlink:href="Normal" xlink:type="simple"/>
    <meta:editing-cycles>1</meta:editing-cycles>
    <meta:editing-duration>PT5160S</meta:editing-duration>
    <meta:document-statistic meta:page-count="2" meta:paragraph-count="5" meta:word-count="450" meta:character-count="2835" meta:row-count="19" meta:non-whitespace-character-count="2390"/>
  </office:meta>
</office:document-meta>
</file>